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a64d79" style:text-line-through-style="none" style:text-line-through-type="none" style:text-position="0% 100%" style:font-name="Proxima Nova" fo:font-size="52pt" fo:letter-spacing="normal" fo:font-style="normal" style:text-underline-style="none" fo:font-weight="normal" style:font-name-asian="Proxima Nova" style:font-size-asian="52pt" style:font-style-asian="normal" style:font-weight-asian="normal" style:font-name-complex="Proxima Nova" style:font-size-complex="52pt" style:font-style-complex="normal" style:font-weight-complex="normal"/>
    </style:style>
    <style:style style:name="T2" style:family="text">
      <style:text-properties fo:font-variant="normal" fo:text-transform="none" fo:color="#3c78d8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3" style:family="text">
      <style:text-properties fo:font-variant="normal" fo:text-transform="none" fo:color="#a64d7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7" style:family="text">
      <style:text-properties fo:font-variant="normal" fo:text-transform="none" fo:color="#a64d79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64d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c78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64d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a64d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odeling Scalability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he Universal Scalability Law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ueing Theory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Queueing Theory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A formal system for describing waiting in lines (no really)</text:span></text:p>
            <text:p text:style-name="P8"><text:span text:style-name="T4">Very useful for describing systems under load</text:span></text:p>
            <text:p text:style-name="P9"><text:span text:style-name="T4">A system S does a unit of work W in a unit of time T</text:span></text:p>
          </draw:text-box>
        </draw:frame>
        <presentation:notes draw:style-name="dp2">
          <draw:page-thumbnail draw:name="Google Shape;57;g3530969cdf_0_55:notes" draw:style-name="gr1" draw:layer="layout" svg:width="16.932cm" svg:height="9.524cm" svg:x="1.059cm" svg:y="1.905cm" draw:page-number="2" presentation:class="page"/>
          <draw:frame draw:name="Google Shape;58;g3530969cdf_0_5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ling a workload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andling a workload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Apache HTTPD</text:span></text:p>
            <text:p text:style-name="P8"><text:span text:style-name="T4">Each request is routed to a child worker process a Linux process</text:span></text:p>
            <text:p text:style-name="P8"><text:span text:style-name="T4">Apache Tomcat</text:span></text:p>
            <text:p text:style-name="P8"><text:span text:style-name="T4">Requests are handled by Java threads in a Linux LWP</text:span></text:p>
            <text:p text:style-name="P8"><text:span text:style-name="T4">Nodejs</text:span></text:p>
            <text:p text:style-name="P8"><text:span text:style-name="T4">Non-blocking IO in green threads entirely managed by the Node process</text:span></text:p>
            <text:p text:style-name="P9"><text:span text:style-name="T4"/></text:p>
          </draw:text-box>
        </draw:frame>
        <presentation:notes draw:style-name="dp2">
          <draw:page-thumbnail draw:name="Google Shape;63;g3696f6de42_0_0:notes" draw:style-name="gr1" draw:layer="layout" svg:width="16.932cm" svg:height="9.524cm" svg:x="1.059cm" svg:y="1.905cm" draw:page-number="3" presentation:class="page"/>
          <draw:frame draw:name="Google Shape;64;g3696f6de42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itive Model of Queueing Work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imitive Model of Queueing Work</text:span></text:p>
          </draw:text-box>
        </draw:frame>
        <draw:frame draw:name="Google Shape;73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Tasks arrive </text:span><text:span text:style-name="T5">independently and randomly </text:span><text:span text:style-name="T4">at an average rate λ</text:span></text:p>
            <text:p text:style-name="P8"><text:span text:style-name="T4">We use a constant unit of time T to process each task</text:span></text:p>
            <text:p text:style-name="P8"><text:span text:style-name="T4">We can only process one task at a time</text:span></text:p>
            <text:p text:style-name="P9"><text:span text:style-name="T4"><text:s/></text:span></text:p>
          </draw:text-box>
        </draw:frame>
        <presentation:notes draw:style-name="dp2">
          <draw:page-thumbnail draw:name="Google Shape;69;g3696f6de42_0_10:notes" draw:style-name="gr1" draw:layer="layout" svg:width="16.932cm" svg:height="9.524cm" svg:x="1.059cm" svg:y="1.905cm" draw:page-number="4" presentation:class="page"/>
          <draw:frame draw:name="Google Shape;70;g3696f6de42_0_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gineering Reality of Scaling Problem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gineering Reality of Scaling Problems</text:span></text:p>
          </draw:text-box>
        </draw:frame>
        <draw:frame draw:name="Google Shape;79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Each task can be a different amount of work (no longer constant T for a task)</text:span></text:p>
            <text:p text:style-name="P8"><text:span text:style-name="T4">Task arrival rate varies (no longer constant λ)</text:span></text:p>
            <text:p text:style-name="P8"><text:span text:style-name="T4">Tasks are NOT independent (may have dependencies to other tasks or ordering)</text:span></text:p>
            <text:p text:style-name="P8"><text:span text:style-name="T4">Response time will vary</text:span></text:p>
            <text:p text:style-name="P8"><text:span text:style-name="T4">Throughput will vary</text:span></text:p>
            <text:p text:style-name="P8"><text:span text:style-name="T4">Load will vary</text:span></text:p>
            <text:p text:style-name="P9"><text:span text:style-name="T4"/></text:p>
          </draw:text-box>
        </draw:frame>
        <presentation:notes draw:style-name="dp2">
          <draw:page-thumbnail draw:name="Google Shape;75;g3696f6de42_0_15:notes" draw:style-name="gr1" draw:layer="layout" svg:width="16.932cm" svg:height="9.524cm" svg:x="1.059cm" svg:y="1.905cm" draw:page-number="5" presentation:class="page"/>
          <draw:frame draw:name="Google Shape;76;g3696f6de42_0_1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aling to Add Capacity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aling to Add Capacity</text:span></text:p>
          </draw:text-box>
        </draw:frame>
        <draw:frame draw:name="Google Shape;85;p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Add threads, processes, nodes, servers, clusters, VPCs, etc…</text:span></text:p>
            <text:p text:style-name="P8"><text:span text:style-name="T4"><text:tab/></text:span><text:span text:style-name="T6">All have a cost to add</text:span></text:p>
            <text:p text:style-name="P8"><text:span text:style-name="T4">Add load balancing</text:span></text:p>
            <text:p text:style-name="P8"><text:span text:style-name="T4"><text:tab/></text:span><text:span text:style-name="T4">Round Robin - only even if requests are similarly sized</text:span></text:p>
            <text:p text:style-name="P8"><text:span text:style-name="T4"><text:tab/></text:span><text:span text:style-name="T4">Random - never even, especially for small pools</text:span></text:p>
            <text:p text:style-name="P9"><text:span text:style-name="T4"><text:tab/></text:span><text:span text:style-name="T4">Least-used - very expensive for large pools</text:span></text:p>
          </draw:text-box>
        </draw:frame>
        <presentation:notes draw:style-name="dp2">
          <draw:page-thumbnail draw:name="Google Shape;81;g3696f6de42_0_20:notes" draw:style-name="gr1" draw:layer="layout" svg:width="16.932cm" svg:height="9.524cm" svg:x="1.059cm" svg:y="1.905cm" draw:page-number="6" presentation:class="page"/>
          <draw:frame draw:name="Google Shape;82;g3696f6de42_0_2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Problems of Scaling&#9;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siness Problems of Scaling</text:span><text:span text:style-name="T3"><text:tab/></text:span></text:p>
          </draw:text-box>
        </draw:frame>
        <draw:frame draw:name="Google Shape;91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Unused capacity still costs money</text:span></text:p>
            <text:p text:style-name="P8"><text:span text:style-name="T4">Overused capacity is lost money</text:span></text:p>
            <text:p text:style-name="P8"><text:span text:style-name="T4">Auto-scaling makes cost modeling very difficult</text:span></text:p>
            <text:p text:style-name="P8"><text:span text:style-name="T4"><text:tab/></text:span><text:span text:style-name="T4">Scaling policy is a gross adjustment</text:span></text:p>
            <text:p text:style-name="P8"><text:span text:style-name="T4">Quantifying, planning, and deploying your capacity is extremely difficult</text:span></text:p>
            <text:p text:style-name="P8"><text:span text:style-name="T4"><text:tab/></text:span><text:span text:style-name="T4">Load testing by cloning your entire software stack and hardware platform?</text:span></text:p>
            <text:p text:style-name="P9"><text:span text:style-name="T4"><text:tab/></text:span><text:span text:style-name="T4">Generate production like load or use production itself?</text:span></text:p>
          </draw:text-box>
        </draw:frame>
        <presentation:notes draw:style-name="dp2">
          <draw:page-thumbnail draw:name="Google Shape;87;g36970e6775_0_0:notes" draw:style-name="gr1" draw:layer="layout" svg:width="16.932cm" svg:height="9.524cm" svg:x="1.059cm" svg:y="1.905cm" draw:page-number="7" presentation:class="page"/>
          <draw:frame draw:name="Google Shape;88;g36970e6775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alability Models" draw:style-name="dp1" draw:master-page-name="SECTION_5f_HEADER">
        <draw:frame draw:name="Google Shape;96;p20" presentation:style-name="pr12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7">Scalability Models</text:span></text:p>
          </draw:text-box>
        </draw:frame>
        <presentation:notes draw:style-name="dp2">
          <draw:page-thumbnail draw:name="Google Shape;93;g3530969cdf_0_45:notes" draw:style-name="gr1" draw:layer="layout" svg:width="16.932cm" svg:height="9.524cm" svg:x="1.059cm" svg:y="1.905cm" draw:page-number="8" presentation:class="page"/>
          <draw:frame draw:name="Google Shape;94;g3530969cdf_0_4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tle’s Law" draw:style-name="dp1" draw:master-page-name="TITLE_5f_AND_5f_BODY" presentation:presentation-page-layout-name="AL2T1">
        <draw:frame draw:name="Google Shape;101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ttle’s Law</text:span></text:p>
          </draw:text-box>
        </draw:frame>
        <draw:frame draw:name="Google Shape;102;p2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First used 1954 and fully proven in 1961, Little’s Law is a theorem about the relationship between queue size, throughput, and latency.</text:span></text:p>
            <text:list text:style-name="L6">
              <text:list-item>
                <text:p text:style-name="P8"><text:span text:style-name="T8">Queue size</text:span><text:span text:style-name="T4"> (</text:span><text:span text:style-name="T5">N</text:span><text:span text:style-name="T4">): <text:s/>The number of customers in a </text:span><text:span text:style-name="T8">stationary</text:span><text:span text:style-name="T4"> system</text:span></text:p>
              </text:list-item>
              <text:list-item>
                <text:p text:style-name="P7"><text:span text:style-name="T8">Throughput</text:span><text:span text:style-name="T4"> (</text:span><text:span text:style-name="T5">X</text:span><text:span text:style-name="T4">): <text:s/>The rate at which customers enter the system</text:span></text:p>
              </text:list-item>
              <text:list-item>
                <text:p text:style-name="P7"><text:span text:style-name="T8">Latency</text:span><text:span text:style-name="T4"> (</text:span><text:span text:style-name="T5">R</text:span><text:span text:style-name="T4">): <text:s/>The average time a customer spends in the system</text:span></text:p>
              </text:list-item>
            </text:list>
            <text:p text:style-name="P8"><text:span text:style-name="T4">Little’s Law states that </text:span><text:span text:style-name="T5">N</text:span><text:span text:style-name="T4"> = </text:span><text:span text:style-name="T5">XR</text:span><text:span text:style-name="T4">. <text:s/>This equation is remarkably resilient to the type of system in question, only requiring that the system be stable and </text:span><text:span text:style-name="T8">non-preemptive</text:span><text:span text:style-name="T4">.</text:span></text:p>
            <text:p text:style-name="P9"><text:span text:style-name="T4">The equation can of course be rearranged (e.g. </text:span><text:span text:style-name="T5">X</text:span><text:span text:style-name="T4"> = </text:span><text:span text:style-name="T5">N</text:span><text:span text:style-name="T4">/</text:span><text:span text:style-name="T5">R</text:span><text:span text:style-name="T4">).</text:span></text:p>
          </draw:text-box>
        </draw:frame>
        <presentation:notes draw:style-name="dp2">
          <draw:page-thumbnail draw:name="Google Shape;98;g3530969cdf_0_49:notes" draw:style-name="gr1" draw:layer="layout" svg:width="16.932cm" svg:height="9.524cm" svg:x="1.059cm" svg:y="1.905cm" draw:page-number="9" presentation:class="page"/>
          <draw:frame draw:name="Google Shape;99;g3530969cdf_0_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dahl’s Law" draw:style-name="dp1" draw:master-page-name="TITLE_5f_AND_5f_BODY" presentation:presentation-page-layout-name="AL2T1">
        <draw:frame draw:name="Google Shape;107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mdahl’s Law</text:span></text:p>
          </draw:text-box>
        </draw:frame>
        <draw:frame draw:name="Google Shape;108;p2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Presented in 1967, </text:span><text:span text:style-name="T8">Amdahl’s Law</text:span><text:span text:style-name="T4"> models the relative improvement of having </text:span><text:span text:style-name="T5">N</text:span><text:span text:style-name="T4"> processors attacking a fixed workload. <text:s/>If </text:span><text:span text:style-name="T5">p</text:span><text:span text:style-name="T4"> represents the proportion of the workload that can be parallelized, then</text:span></text:p>
            <text:p text:style-name="P12"><text:span text:style-name="T5">S</text:span><text:span text:style-name="T4">(</text:span><text:span text:style-name="T5">N</text:span><text:span text:style-name="T4">) = 1/(1-</text:span><text:span text:style-name="T5">p</text:span><text:span text:style-name="T4"> + </text:span><text:span text:style-name="T5">p</text:span><text:span text:style-name="T4">/</text:span><text:span text:style-name="T5">N</text:span><text:span text:style-name="T4">),</text:span></text:p>
            <text:p text:style-name="P9"><text:span text:style-name="T4">Where </text:span><text:span text:style-name="T5">S</text:span><text:span text:style-name="T4">(</text:span><text:span text:style-name="T5">N</text:span><text:span text:style-name="T4">) is the theoretical speedup of latency. <text:s/>The theoretical maximum is 1/(1-</text:span><text:span text:style-name="T5">p</text:span><text:span text:style-name="T4">), and the law describes the theoretical approach to that maximum as </text:span><text:span text:style-name="T5">N</text:span><text:span text:style-name="T4"> is increased.</text:span></text:p>
          </draw:text-box>
        </draw:frame>
        <presentation:notes draw:style-name="dp2">
          <draw:page-thumbnail draw:name="Google Shape;104;g35eea61ff1_0_0:notes" draw:style-name="gr1" draw:layer="layout" svg:width="16.932cm" svg:height="9.524cm" svg:x="1.059cm" svg:y="1.905cm" draw:page-number="10" presentation:class="page"/>
          <draw:frame draw:name="Google Shape;105;g35eea61ff1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stafson’s Law" draw:style-name="dp1" draw:master-page-name="TITLE_5f_AND_5f_BODY" presentation:presentation-page-layout-name="AL2T1">
        <draw:frame draw:name="Google Shape;113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ustafson’s Law</text:span></text:p>
          </draw:text-box>
        </draw:frame>
        <draw:frame draw:name="Google Shape;114;p2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Many computing concerns are less concerned with execution time of the processing of a </text:span><text:span text:style-name="T5">fixed workload</text:span><text:span text:style-name="T4">; rather, the workload is effectively infinite and the concern is the amount that can be processed in a </text:span><text:span text:style-name="T5">fixed time</text:span><text:span text:style-name="T4">. <text:s/></text:span><text:span text:style-name="T8">Gustafson’s Law</text:span><text:span text:style-name="T4"> is a reframing of Amdahl’s Law that describes the effect of resource growth on workload.</text:span></text:p>
            <text:p text:style-name="P12"><text:span text:style-name="T5">R</text:span><text:span text:style-name="T4">(</text:span><text:span text:style-name="T5">N</text:span><text:span text:style-name="T4">) = 1 - </text:span><text:span text:style-name="T5">p</text:span><text:span text:style-name="T4"> + </text:span><text:span text:style-name="T5">Np</text:span><text:span text:style-name="T4">,</text:span></text:p>
            <text:p text:style-name="P9"><text:span text:style-name="T4">where </text:span><text:span text:style-name="T5">R</text:span><text:span text:style-name="T4">(</text:span><text:span text:style-name="T5">N</text:span><text:span text:style-name="T4">) is the latency with </text:span><text:span text:style-name="T5">N</text:span><text:span text:style-name="T4"> actors. <text:s/>Note that as compared to Little’s Law, we have </text:span><text:span text:style-name="T5">R</text:span><text:span text:style-name="T4"> in terms of </text:span><text:span text:style-name="T5">N</text:span><text:span text:style-name="T4"> and a parameter </text:span><text:span text:style-name="T5">p</text:span><text:span text:style-name="T4"> that describes the solution (rather than the system that implements it).</text:span></text:p>
          </draw:text-box>
        </draw:frame>
        <presentation:notes draw:style-name="dp2">
          <draw:page-thumbnail draw:name="Google Shape;110;g35eea61ff1_0_5:notes" draw:style-name="gr1" draw:layer="layout" svg:width="16.932cm" svg:height="9.524cm" svg:x="1.059cm" svg:y="1.905cm" draw:page-number="11" presentation:class="page"/>
          <draw:frame draw:name="Google Shape;111;g35eea61ff1_0_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t of Concurrency&#9;" draw:style-name="dp1" draw:master-page-name="TITLE_5f_AND_5f_BODY" presentation:presentation-page-layout-name="AL2T1">
        <draw:frame draw:name="Google Shape;119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st of Concurrency</text:span><text:span text:style-name="T3"><text:tab/></text:span></text:p>
          </draw:text-box>
        </draw:frame>
        <draw:frame draw:name="Google Shape;120;p2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Some work can be done concurrently (embarrassingly)</text:span></text:p>
            <text:p text:style-name="P8"><text:span text:style-name="T4"><text:tab/></text:span><text:span text:style-name="T4">Stateless data structures, pure functions</text:span></text:p>
            <text:p text:style-name="P8"><text:span text:style-name="T4">Most work cannot be done concurrently without adding thread safety</text:span></text:p>
            <text:p text:style-name="P8"><text:span text:style-name="T4"><text:tab/></text:span><text:span text:style-name="T4">Locking, atomic operations, thread-safe data structures and algorithms</text:span></text:p>
            <text:p text:style-name="P9"><text:span text:style-name="T4"><text:tab/></text:span><text:span text:style-name="T4">Synchronization and consistency may be required</text:span></text:p>
          </draw:text-box>
        </draw:frame>
        <presentation:notes draw:style-name="dp2">
          <draw:page-thumbnail draw:name="Google Shape;116;g36970e6775_0_5:notes" draw:style-name="gr1" draw:layer="layout" svg:width="16.932cm" svg:height="9.524cm" svg:x="1.059cm" svg:y="1.905cm" draw:page-number="12" presentation:class="page"/>
          <draw:frame draw:name="Google Shape;117;g36970e6775_0_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asuring Concurrency Cost" draw:style-name="dp1" draw:master-page-name="TITLE_5f_AND_5f_BODY" presentation:presentation-page-layout-name="AL2T1">
        <draw:frame draw:name="Google Shape;125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asuring Concurrency Cost</text:span></text:p>
          </draw:text-box>
        </draw:frame>
        <draw:frame draw:name="Google Shape;126;p2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Some work can only take place on one thread of execution</text:span><text:span text:style-name="T4"><text:tab/></text:span></text:p>
            <text:p text:style-name="P8"><text:span text:style-name="T4"><text:tab/></text:span><text:span text:style-name="T4">Acquiring a lock, transmitting authoritative state in clusters</text:span></text:p>
            <text:p text:style-name="P8"><text:span text:style-name="T4">This creates contention (n - 1) / n processes are blocked</text:span></text:p>
            <text:p text:style-name="P9"><text:span text:style-name="T4">α * (n - 1) describes the cost of contention where alpha is a ratio of the execution time spent in blocking operations versus non-blocking operations </text:span></text:p>
          </draw:text-box>
        </draw:frame>
        <presentation:notes draw:style-name="dp2">
          <draw:page-thumbnail draw:name="Google Shape;122;g36989d4fda_0_0:notes" draw:style-name="gr1" draw:layer="layout" svg:width="16.932cm" svg:height="9.524cm" svg:x="1.059cm" svg:y="1.905cm" draw:page-number="13" presentation:class="page"/>
          <draw:frame draw:name="Google Shape;123;g36989d4fda_0_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asuring Concurrency Cost " draw:style-name="dp1" draw:master-page-name="TITLE_5f_AND_5f_BODY" presentation:presentation-page-layout-name="AL2T1">
        <draw:frame draw:name="Google Shape;131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asuring Concurrency Cost </text:span></text:p>
          </draw:text-box>
        </draw:frame>
        <draw:frame draw:name="Google Shape;132;p2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Some work must be communicated between processes</text:span></text:p>
            <text:p text:style-name="P8"><text:span text:style-name="T4"><text:tab/></text:span><text:span text:style-name="T4">Convergence, Synchronization, Confirmation and committal of writes</text:span></text:p>
            <text:p text:style-name="P8"><text:span text:style-name="T4">This creates a coherency overhead for a concurrent process</text:span></text:p>
            <text:p text:style-name="P8"><text:span text:style-name="T4">For a concurrent process to be coherent with n processes, the cost is n (n - 1)</text:span></text:p>
            <text:p text:style-name="P8"><text:span text:style-name="T4">β is the ratio of execution time between coherent operations and non-coherent operations giving us β * n (n - 1)</text:span></text:p>
            <text:p text:style-name="P9"><text:span text:style-name="T4"/></text:p>
          </draw:text-box>
        </draw:frame>
        <presentation:notes draw:style-name="dp2">
          <draw:page-thumbnail draw:name="Google Shape;128;g36989d4fda_0_5:notes" draw:style-name="gr1" draw:layer="layout" svg:width="16.932cm" svg:height="9.524cm" svg:x="1.059cm" svg:y="1.905cm" draw:page-number="14" presentation:class="page"/>
          <draw:frame draw:name="Google Shape;129;g36989d4fda_0_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Universal Scalability Law" draw:style-name="dp1" draw:master-page-name="TITLE_5f_AND_5f_BODY" presentation:presentation-page-layout-name="AL2T1">
        <draw:frame draw:name="Google Shape;137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 Universal Scalability Law</text:span></text:p>
          </draw:text-box>
        </draw:frame>
        <draw:frame draw:name="Google Shape;138;p2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3"><text:span text:style-name="T4">C(N) = N / 1 + α( N - 1 ) + βN ( N - 1 )</text:span></text:p>
            <text:p text:style-name="P8"><text:span text:style-name="T4"/></text:p>
            <text:p text:style-name="P8"><text:span text:style-name="T4">Three scaling limits</text:span></text:p>
            <text:list text:style-name="L8">
              <text:list-item>
                <text:p text:style-name="P8"><text:span text:style-name="T4">The theoretical upper bound of perfect scaling</text:span></text:p>
              </text:list-item>
              <text:list-item>
                <text:p text:style-name="P7"><text:span text:style-name="T4">The linear upper bound of contention </text:span></text:p>
              </text:list-item>
              <text:list-item>
                <text:p text:style-name="P7"><text:span text:style-name="T4">The quadratic upper bound of coherency</text:span></text:p>
              </text:list-item>
            </text:list>
          </draw:text-box>
        </draw:frame>
        <presentation:notes draw:style-name="dp2">
          <draw:page-thumbnail draw:name="Google Shape;134;g36989d4fda_0_25:notes" draw:style-name="gr1" draw:layer="layout" svg:width="16.932cm" svg:height="9.524cm" svg:x="1.059cm" svg:y="1.905cm" draw:page-number="15" presentation:class="page"/>
          <draw:frame draw:name="Google Shape;135;g36989d4fda_0_2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with USL" draw:style-name="dp1" draw:master-page-name="TITLE_5f_AND_5f_BODY" presentation:presentation-page-layout-name="AL2T1">
        <draw:frame draw:name="Google Shape;143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eling with USL</text:span></text:p>
          </draw:text-box>
        </draw:frame>
        <draw:frame draw:name="Google Shape;144;p2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4"><text:span text:style-name="T4">Collect user (N) and throughput (X) data</text:span></text:p>
              </text:list-item>
              <text:list-item>
                <text:p text:style-name="P14"><text:span text:style-name="T4">Compute relative capacity (C(N) = X(N) / X(1))</text:span></text:p>
              </text:list-item>
              <text:list-item>
                <text:p text:style-name="P14"><text:span text:style-name="T4">Model “linear deviation” quadratically</text:span></text:p>
              </text:list-item>
              <text:list-item>
                <text:p text:style-name="P14"><text:span text:style-name="T4">Compute α, β from the above coefficients</text:span></text:p>
              </text:list-item>
            </text:list>
            <text:p text:style-name="P8"><text:span text:style-name="T4">Linear deviation is what Gunther calls deviation (N/C(N) - 1) versus additional users (N - 1). <text:s/>A quadratic model would have the form a(N-1)</text:span><text:span text:style-name="T9">2</text:span><text:span text:style-name="T4"> + b(N-1) + c; from this we obtain α = b - a, β = a.</text:span></text:p>
            <text:p text:style-name="P9"><text:span text:style-name="T4">We are now able to predict throughput or capacity for a given N; additionally, we have a theoretical max at N = √((1 - α) / β).</text:span></text:p>
          </draw:text-box>
        </draw:frame>
        <presentation:notes draw:style-name="dp2">
          <draw:page-thumbnail draw:name="Google Shape;140;g36983b4820_1_0:notes" draw:style-name="gr1" draw:layer="layout" svg:width="16.932cm" svg:height="9.524cm" svg:x="1.059cm" svg:y="1.905cm" draw:page-number="16" presentation:class="page"/>
          <draw:frame draw:name="Google Shape;141;g36983b4820_1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urrency Cost Accumulation" draw:style-name="dp1" draw:master-page-name="TITLE_5f_AND_5f_BODY" presentation:presentation-page-layout-name="AL2T1">
        <draw:frame draw:name="Google Shape;149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currency Cost Accumulation</text:span></text:p>
          </draw:text-box>
        </draw:frame>
        <draw:frame draw:name="Google Shape;150;p2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Excessive locking and blocking for oversized thread pools</text:span></text:p>
            <text:p text:style-name="P8"><text:span text:style-name="T4">Variation in response times for writes in distributed database connection pools</text:span></text:p>
            <text:p text:style-name="P8"><text:span text:style-name="T4">Interprocess communication overhead for process execution</text:span></text:p>
            <text:p text:style-name="P9"><text:span text:style-name="T4">Loss of throughput to concurrency resource lifecycle management</text:span></text:p>
          </draw:text-box>
        </draw:frame>
        <presentation:notes draw:style-name="dp2">
          <draw:page-thumbnail draw:name="Google Shape;146;g36989d4fda_0_10:notes" draw:style-name="gr1" draw:layer="layout" svg:width="16.932cm" svg:height="9.524cm" svg:x="1.059cm" svg:y="1.905cm" draw:page-number="17" presentation:class="page"/>
          <draw:frame draw:name="Google Shape;147;g36989d4fda_0_1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roving Capacity" draw:style-name="dp1" draw:master-page-name="TITLE_5f_AND_5f_BODY" presentation:presentation-page-layout-name="AL2T1">
        <draw:frame draw:name="Google Shape;155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mproving Capacity</text:span></text:p>
          </draw:text-box>
        </draw:frame>
        <draw:frame draw:name="Google Shape;156;p3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Never share state if you can avoid it</text:span></text:p>
            <text:p text:style-name="P8"><text:span text:style-name="T4"><text:tab/></text:span><text:span text:style-name="T4">Communicating Sequential Processes (T. Hoare)</text:span></text:p>
            <text:p text:style-name="P8"><text:span text:style-name="T4">Find ways to do less work</text:span></text:p>
            <text:p text:style-name="P8"><text:span text:style-name="T4">Improve lifecycle management for concurrency primitives</text:span></text:p>
            <text:p text:style-name="P8"><text:span text:style-name="T4"><text:tab/></text:span><text:span text:style-name="T4">Re-use synchronization, locking, connections etc.</text:span></text:p>
            <text:p text:style-name="P8"><text:span text:style-name="T4">Even out workload variability in terms of task arrival rate and task size</text:span></text:p>
            <text:p text:style-name="P9"><text:span text:style-name="T4"><text:tab/></text:span><text:span text:style-name="T4">Batching, preemption, priority queueing, back-pressure control</text:span></text:p>
          </draw:text-box>
        </draw:frame>
        <presentation:notes draw:style-name="dp2">
          <draw:page-thumbnail draw:name="Google Shape;152;g36989d4fda_0_15:notes" draw:style-name="gr1" draw:layer="layout" svg:width="16.932cm" svg:height="9.524cm" svg:x="1.059cm" svg:y="1.905cm" draw:page-number="18" presentation:class="page"/>
          <draw:frame draw:name="Google Shape;153;g36989d4fda_0_1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3f3f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3f3f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3f3f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f3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"/>
    <meta:generator>LibreOfficeDev/6.0.5.2$Linux_X86_64 LibreOffice_project/</meta:generator>
  </office:meta>
</office:document-meta>
</file>